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Azione_20_sistema">
      <style:text-properties officeooo:paragraph-rsid="000d063f"/>
    </style:style>
    <style:style style:name="P4" style:family="paragraph" style:parent-style-name="Azione_20_sistema">
      <style:text-properties officeooo:paragraph-rsid="000ecb4d"/>
    </style:style>
    <style:style style:name="P5" style:family="paragraph" style:parent-style-name="Azione_20_sistema">
      <style:paragraph-properties fo:margin-left="0cm" fo:margin-right="0cm" fo:text-indent="0cm" style:auto-text-indent="false"/>
      <style:text-properties officeooo:paragraph-rsid="000d063f"/>
    </style:style>
    <style:style style:name="P6" style:family="paragraph" style:parent-style-name="Table_20_Contents">
      <style:text-properties officeooo:paragraph-rsid="000d063f"/>
    </style:style>
    <style:style style:name="P7" style:family="paragraph" style:parent-style-name="Table_20_Contents">
      <style:text-properties officeooo:paragraph-rsid="000ecb4d"/>
    </style:style>
    <style:style style:name="P8" style:family="paragraph" style:parent-style-name="Table_20_Contents">
      <style:text-properties officeooo:paragraph-rsid="0011ab6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style="italic" fo:font-weight="normal" officeooo:paragraph-rsid="0011ab6d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fo:font-style="italic" fo:font-weight="normal" officeooo:paragraph-rsid="0011ab6d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Azione_20_attore">
      <style:text-properties officeooo:paragraph-rsid="000d063f"/>
    </style:style>
    <style:style style:name="P13" style:family="paragraph" style:parent-style-name="Default" style:list-style-name="L1">
      <style:text-properties officeooo:paragraph-rsid="000d063f"/>
    </style:style>
    <style:style style:name="P14" style:family="paragraph" style:parent-style-name="Default" style:list-style-name="L1">
      <style:text-properties fo:color="#000000" style:font-name="Times New Roman1" fo:font-size="11.5pt" officeooo:paragraph-rsid="000d063f" style:font-name-asian="Times New Roman1" style:font-size-asian="11.5pt" style:font-name-complex="Times New Roman1" style:font-size-complex="11.5pt"/>
    </style:style>
    <style:style style:name="T1" style:family="text">
      <style:text-properties officeooo:rsid="000d063f"/>
    </style:style>
    <style:style style:name="T2" style:family="text">
      <style:text-properties fo:color="#000000" style:text-line-through-style="none" style:font-name="Times New Roman1" fo:font-size="11.5pt" style:text-underline-style="none" style:font-name-asian="Times New Roman1" style:font-size-asian="11.5pt" style:font-name-complex="Times New Roman1" style:font-size-complex="11.5pt"/>
    </style:style>
    <style:style style:name="T3" style:family="text">
      <style:text-properties fo:color="#000000" style:text-line-through-style="none" style:font-name="Times New Roman1" fo:font-size="11.5pt" style:text-underline-style="none" officeooo:rsid="000d063f" style:font-name-asian="Times New Roman1" style:font-size-asian="11.5pt" style:font-name-complex="Times New Roman1" style:font-size-complex="11.5pt"/>
    </style:style>
    <style:style style:name="T4" style:family="text">
      <style:text-properties style:text-line-through-style="none" style:text-underline-style="none"/>
    </style:style>
    <style:style style:name="T5" style:family="text">
      <style:text-properties officeooo:rsid="000ecb4d"/>
    </style:style>
    <style:style style:name="T6" style:family="text">
      <style:text-properties officeooo:rsid="0011ab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<text:span text:style-name="T1">Visualizza </text:span><text:span text:style-name="T6">stato iscrizio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<text:s text:c="2"/>????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<text:span text:style-name="T6">Utente iscritto</text:span><text:span text:style-name="T1"> asilo nid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<text:span text:style-name="T6">Autenticazione</text:span><text:span text:style-name="T1"> effettuata </text:span><text:span text:style-name="T6">con success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484195" text:style-name="Numerazione_20_UC">
              <text:list-item text:start-value="1">
                <text:p text:style-name="P12"><text:span text:style-name="T6">L'utente</text:span><text:span text:style-name="T1"> accede alla pagina </text:span><text:span text:style-name="T6">delle categorie</text:span><text:span text:style-name="T1"> </text:span><text:span text:style-name="T6">che potevano richeidere l'iscrizione.</text:span></text:p>
                <text:p text:style-name="P5"><text:span text:style-name="T1"/></text:p>
              </text:list-item>
              <text:list-item>
                <text:p text:style-name="P3"><text:span text:style-name="T1">Il sistema mostra la pagina e le varie scelte possibili:</text:span></text:p>
              </text:list-item>
            </text:list>
            <text:list xml:id="list40577618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">Personale docente e ricercatore </text:span></text:p>
                          </text:list-item>
                          <text:list-item>
                            <text:p text:style-name="P14"><text:span text:style-name="T4">Personale tecnico-amministrativo di ruolo </text:span></text:p>
                          </text:list-item>
                          <text:list-item>
                            <text:p text:style-name="P14"><text:span text:style-name="T4">Titolari di assegno di ricerca </text:span></text:p>
                          </text:list-item>
                          <text:list-item>
                            <text:p text:style-name="P14"><text:span text:style-name="T4">Titolari di contratto a tempo determinato </text:span></text:p>
                          </text:list-item>
                          <text:list-item>
                            <text:p text:style-name="P13"><text:span text:style-name="T2">Dottorandi </text:span></text:p>
                          </text:list-item>
                          <text:list-item>
                            <text:p text:style-name="P13"><text:span text:style-name="T2">Titolari di borsa di studio post Laurea o Post doc </text:span></text:p>
                          </text:list-item>
                          <text:list-item>
                            <text:p text:style-name="P13"><text:span text:style-name="T3">Studenti</text:span></text:p>
                          </text:list-item>
                          <text:list-item>
                            <text:p text:style-name="P13"><text:span text:style-name="T3">Residenti Fisciano</text:span></text:p>
                          </text:list-item>
                          <text:list-item>
                            <text:p text:style-name="P13"><text:span text:style-name="T3">Altro</text:span></text:p>
                            <text:p text:style-name="P13"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41356340" text:continue-list="list40484195" text:style-name="Numerazione_20_UC">
              <text:list-item>
                <text:p text:style-name="P12"><text:span text:style-name="T6"><text:s/>L'utente sceglie la sua categoria di appartenenza e la sceglie</text:span><text:span text:style-name="T5">.</text:span></text:p>
                <text:p text:style-name="P3"><text:span text:style-name="T5"/></text:p>
              </text:list-item>
              <text:list-item>
                <text:p text:style-name="P4"><text:span text:style-name="T5"><text:s/>Il sistema mostra </text:span><text:span text:style-name="T6">la sua scheda utente</text:span><text:span text:style-name="T5">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7"><text:span text:style-name="T5">Il sistema mostra i risultati richiesti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8"><text:s/>???? </text:p>
            <text:p text:style-name="P8"><text:span text:style-name="T5"><text:s/>????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<text:span text:style-name="T5">Velocità di caricamento</text:span></text:p>
          </table:table-cell>
        </table:table-row>
      </table:table>
      <text:p text:style-name="P10"/>
      <text:p text:style-name="P11"><text:span text:style-name="T6">Note non chiare per il sottoscritto :</text:span></text:p>
      <text:p text:style-name="P11"><text:span text:style-name="T6"/></text:p>
      <text:p text:style-name="P9"><text:span text:style-name="T6">L'utente clicca su una categoria che non è la sua e il sistema da errore. Nuovo use case o lo metto in exception</text:span></text:p>
      <text:p text:style-name="P9"><text:span text:style-name="T6"/></text:p>
      <text:p text:style-name="P9"><text:span text:style-name="T6">L'utente ha presentato la domanda ma non è stato ammesso accede al sistema. Che si fa???? Il sistema mostra qualcosa, il sistema non lo autentica proprio o facciamo che è un caso che non può succed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2</meta:editing-cycles>
    <meta:generator>LibreOffice/3.6$Windows_x86 LibreOffice_project/da8c1e6-fd468f4-454e206-f42a4a9-143cfd</meta:generator>
    <dc:date>2012-10-18T21:23:38.12</dc:date>
    <meta:document-statistic meta:table-count="1" meta:image-count="0" meta:object-count="0" meta:page-count="1" meta:paragraph-count="32" meta:word-count="191" meta:character-count="1150" meta:non-whitespace-character-count="991"/>
  </office:meta>
</office:document-meta>
</file>